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fortaa Light" svg:font-family="'Comfortaa Light'" style:font-pitch="variable"/>
    <style:font-face style:name="Comfortaa Light1" svg:font-family="'Comfortaa Light'" style:font-adornments="Light" style:font-pitch="variable"/>
    <style:font-face style:name="Heuristica" svg:font-family="Heuristica" style:font-pitch="variable"/>
    <style:font-face style:name="LM Mono Prop Light 10" svg:font-family="'LM Mono Prop Light 10'" style:font-pitch="variable"/>
    <style:font-face style:name="Liberation Sans1" svg:font-family="'Liberation Sans'" style:font-pitch="variable"/>
    <style:font-face style:name="Samanata" svg:font-family="Samanat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draw:marker-start-width="0.28cm" draw:marker-end-width="0.28cm" draw:fill="solid" draw:fill-color="#dddddd" draw:textarea-horizontal-align="justify" draw:textarea-vertical-align="middle" draw:auto-grow-height="false" fo:min-height="5.14cm" fo:min-width="4.89cm" fo:padding-top="0.1cm" fo:padding-bottom="0.1cm" fo:padding-left="0.225cm" fo:padding-right="0.225cm"/>
    </style:style>
    <style:style style:name="gr2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8.192cm" fo:min-width="7.94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6cm" fo:min-width="0cm"/>
      <style:paragraph-properties style:writing-mode="lr-tb"/>
    </style:style>
    <style:style style:name="gr10" style:family="graphic" style:parent-style-name="objectwithoutfill">
      <style:graphic-properties draw:stroke="solid" svg:stroke-width="0.051cm" draw:marker-start-width="0.28cm" draw:marker-end="Arrow" draw:marker-end-width="0.224cm" draw:fill="none" draw:textarea-vertical-align="middle" fo:padding-top="0.1cm" fo:padding-bottom="0.1cm" fo:padding-left="0.225cm" fo:padding-right="0.2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  <style:text-properties style:font-name="Comfortaa Light1"/>
    </style:style>
    <style:style style:name="P2" style:family="paragraph">
      <style:text-properties style:font-name="Comfortaa Light1"/>
    </style:style>
    <style:style style:name="P3" style:family="paragraph">
      <loext:graphic-properties draw:fill="none" draw:fill-color="#ffffff"/>
      <style:paragraph-properties style:writing-mode="lr-tb"/>
      <style:text-properties fo:color="#000000" style:font-name="Comfortaa Light1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Heuristica" fo:font-size="22pt" style:font-size-asian="22pt" style:font-size-complex="22pt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style:font-name="Heuristica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7.681cm" svg:y="3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1.778cm" svg:x="10.119cm" svg:y="3.088cm">
          <draw:text-box>
            <text:p text:style-name="P2"><text:span text:style-name="T1">x</text:span></text:p>
          </draw:text-box>
        </draw:frame>
        <draw:custom-shape draw:style-name="gr3" draw:text-style-name="P4" draw:layer="layout" svg:width="11.938cm" svg:height="11.938cm" svg:x="5.522cm" svg:y="1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445cm" svg:height="1.905cm" svg:x="17.993cm" svg:y="1.183cm">
          <draw:text-box>
            <text:p><text:span text:style-name="T2">adsorb</text:span><text:span text:style-name="T2">ate, </text:span><text:span text:style-name="T2">Pb(II)</text:span></text:p>
          </draw:text-box>
        </draw:frame>
        <draw:frame draw:style-name="gr5" draw:text-style-name="P3" draw:layer="layout" svg:width="1.27cm" svg:height="1.905cm" svg:x="10.119cm" svg:y="10.581cm">
          <draw:text-box>
            <text:p text:style-name="P2"><text:span text:style-name="T1">x</text:span></text:p>
          </draw:text-box>
        </draw:frame>
        <draw:frame draw:style-name="gr6" draw:text-style-name="P3" draw:layer="layout" svg:width="1.396cm" svg:height="1.665cm" svg:x="14.592cm" svg:y="5.698cm">
          <draw:text-box>
            <text:p text:style-name="P2"><text:span text:style-name="T1">x</text:span></text:p>
          </draw:text-box>
        </draw:frame>
        <draw:frame draw:style-name="gr2" draw:text-style-name="P3" draw:layer="layout" svg:width="1.27cm" svg:height="1.778cm" svg:x="12.405cm" svg:y="10.327cm">
          <draw:text-box>
            <text:p text:style-name="P2"><text:span text:style-name="T1">x</text:span></text:p>
          </draw:text-box>
        </draw:frame>
        <draw:frame draw:style-name="gr6" draw:text-style-name="P3" draw:layer="layout" svg:width="1.27cm" svg:height="1.665cm" svg:x="8.722cm" svg:y="3.696cm">
          <draw:text-box>
            <text:p text:style-name="P2"><text:span text:style-name="T1">x</text:span></text:p>
          </draw:text-box>
        </draw:frame>
        <draw:custom-shape draw:style-name="gr7" draw:text-style-name="P6" draw:layer="layout" svg:width="0.508cm" svg:height="0.508cm" svg:x="15.707cm" svg:y="1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1.778cm" svg:x="7.071cm" svg:y="6.644cm">
          <draw:text-box>
            <text:p text:style-name="P2"><text:span text:style-name="T1">x</text:span></text:p>
          </draw:text-box>
        </draw:frame>
        <draw:frame draw:style-name="gr2" draw:text-style-name="P3" draw:layer="layout" svg:width="1.27cm" svg:height="1.778cm" svg:x="7.098cm" svg:y="7.387cm">
          <draw:text-box>
            <text:p text:style-name="P2"><text:span text:style-name="T1">x</text:span></text:p>
          </draw:text-box>
        </draw:frame>
        <draw:frame draw:style-name="gr2" draw:text-style-name="P3" draw:layer="layout" svg:width="1.27cm" svg:height="1.778cm" svg:x="9.357cm" svg:y="3.342cm">
          <draw:text-box>
            <text:p text:style-name="P2"><text:span text:style-name="T1">x</text:span></text:p>
          </draw:text-box>
        </draw:frame>
        <draw:frame draw:style-name="gr2" draw:text-style-name="P3" draw:layer="layout" svg:width="1.27cm" svg:height="1.778cm" svg:x="7.198cm" svg:y="5.882cm">
          <draw:text-box>
            <text:p text:style-name="P2"><text:span text:style-name="T1">x</text:span></text:p>
          </draw:text-box>
        </draw:frame>
        <draw:custom-shape draw:style-name="gr7" draw:text-style-name="P6" draw:layer="layout" svg:width="0.508cm" svg:height="0.508cm" svg:x="7.071cm" svg:y="7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08cm" svg:height="0.508cm" svg:x="7.098cm" svg:y="8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08cm" svg:height="0.508cm" svg:x="7.198cm" svg:y="6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08cm" svg:height="0.508cm" svg:x="6.69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08cm" svg:height="0.508cm" svg:x="6.69cm" svg:y="7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08cm" svg:height="0.508cm" svg:x="6.436cm" svg:y="7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08cm" svg:height="0.508cm" svg:x="9.638cm" svg:y="3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08cm" svg:height="0.508cm" svg:x="9.076cm" svg:y="4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08cm" svg:height="0.508cm" svg:x="10.5cm" svg:y="3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08cm" svg:height="0.508cm" svg:x="5.699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08cm" svg:height="0.508cm" svg:x="12.532cm" svg:y="0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08cm" svg:height="0.508cm" svg:x="14.31cm" svg:y="11.8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5" draw:layer="layout" svg:width="4.445cm" svg:height="1.143cm" svg:x="0.086cm" svg:y="0.548cm">
          <draw:text-box>
            <text:p><text:span text:style-name="T2">bulk liquid</text:span></text:p>
          </draw:text-box>
        </draw:frame>
        <draw:frame draw:style-name="gr9" draw:text-style-name="P5" draw:layer="layout" svg:width="6.128cm" svg:height="2.576cm" svg:x="18.088cm" svg:y="10.672cm">
          <draw:text-box>
            <text:p><text:span text:style-name="T2">stagnant boundary layer</text:span></text:p>
          </draw:text-box>
        </draw:frame>
        <draw:line draw:style-name="gr10" draw:text-style-name="P7" draw:layer="layout" svg:x1="18.12cm" svg:y1="1.691cm" svg:x2="16.342cm" svg:y2="1.691cm">
          <text:p/>
        </draw:line>
        <draw:line draw:style-name="gr10" draw:text-style-name="P7" draw:layer="layout" svg:x1="18.12cm" svg:y1="11.47cm" svg:x2="16.342cm" svg:y2="11.47cm">
          <text:p/>
        </draw:line>
        <draw:frame draw:style-name="gr11" draw:text-style-name="P5" draw:layer="layout" svg:width="5.652cm" svg:height="1.801cm" svg:x="17.988cm" svg:y="5.825cm">
          <draw:text-box>
            <text:p><text:span text:style-name="T2">vacant binding site</text:span></text:p>
          </draw:text-box>
        </draw:frame>
        <draw:line draw:style-name="gr10" draw:text-style-name="P7" draw:layer="layout" svg:x1="18.02cm" svg:y1="6.587cm" svg:x2="15.607cm" svg:y2="6.587cm">
          <text:p/>
        </draw:line>
        <draw:frame draw:style-name="gr11" draw:text-style-name="P5" draw:layer="layout" svg:width="4.858cm" svg:height="1.801cm" svg:x="0.208cm" svg:y="3.192cm">
          <draw:text-box>
            <text:p><text:span text:style-name="T2">monolayer adsorption</text:span></text:p>
          </draw:text-box>
        </draw:frame>
        <draw:line draw:style-name="gr10" draw:text-style-name="P7" draw:layer="layout" svg:x1="4.33cm" svg:y1="4.167cm" svg:x2="8.904cm" svg:y2="4.167cm">
          <text:p/>
        </draw:line>
        <draw:frame draw:style-name="gr11" draw:text-style-name="P5" draw:layer="layout" svg:width="4.858cm" svg:height="1.801cm" svg:x="0.181cm" svg:y="6.875cm">
          <draw:text-box>
            <text:p><text:span text:style-name="T2">multilayer adsorption</text:span></text:p>
          </draw:text-box>
        </draw:frame>
        <draw:line draw:style-name="gr10" draw:text-style-name="P7" draw:layer="layout" svg:x1="4.277cm" svg:y1="7.676cm" svg:x2="6.182cm" svg:y2="7.676cm">
          <text:p/>
        </draw:line>
        <draw:frame draw:style-name="gr8" draw:text-style-name="P5" draw:layer="layout" svg:width="4.445cm" svg:height="1.143cm" svg:x="18.12cm" svg:y="4.485cm">
          <draw:text-box>
            <text:p><text:span text:style-name="T2">adsorbent</text:span></text:p>
          </draw:text-box>
        </draw:frame>
        <draw:line draw:style-name="gr10" draw:text-style-name="P7" draw:layer="layout" svg:x1="18.12cm" svg:y1="4.993cm" svg:x2="13.675cm" svg:y2="4.993cm">
          <text:p/>
        </draw:line>
        <draw:frame draw:style-name="gr6" draw:text-style-name="P3" draw:layer="layout" svg:width="1.396cm" svg:height="1.665cm" svg:x="14.592cm" svg:y="7.798cm">
          <draw:text-box>
            <text:p text:style-name="P2"><text:span text:style-name="T1">x</text:span></text:p>
          </draw:text-box>
        </draw:frame>
        <draw:frame draw:style-name="gr11" draw:text-style-name="P5" draw:layer="layout" svg:width="5.652cm" svg:height="1.801cm" svg:x="17.988cm" svg:y="7.925cm">
          <draw:text-box>
            <text:p><text:span text:style-name="T2">occupied binding site</text:span></text:p>
          </draw:text-box>
        </draw:frame>
        <draw:line draw:style-name="gr10" draw:text-style-name="P7" draw:layer="layout" svg:x1="18.02cm" svg:y1="8.687cm" svg:x2="16.215cm" svg:y2="8.676cm">
          <text:p/>
        </draw:line>
        <draw:custom-shape draw:style-name="gr7" draw:text-style-name="P6" draw:layer="layout" svg:width="0.508cm" svg:height="0.508cm" svg:x="15.199cm" svg:y="8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fortaa Light" svg:font-family="'Comfortaa Light'" style:font-pitch="variable"/>
    <style:font-face style:name="Comfortaa Light1" svg:font-family="'Comfortaa Light'" style:font-adornments="Light" style:font-pitch="variable"/>
    <style:font-face style:name="Heuristica" svg:font-family="Heuristica" style:font-pitch="variable"/>
    <style:font-face style:name="LM Mono Prop Light 10" svg:font-family="'LM Mono Prop Light 10'" style:font-pitch="variable"/>
    <style:font-face style:name="Liberation Sans1" svg:font-family="'Liberation Sans'" style:font-pitch="variable"/>
    <style:font-face style:name="Samanata" svg:font-family="Samanat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ashed_20__28_var_29_" svg:stroke-width="0.102cm" svg:stroke-color="#000000" draw:marker-start-width="0.356cm" draw:marker-start-center="false" draw:marker-end-width="0.356cm" draw:marker-end-center="false" draw:fill="none" draw:fill-color="#666666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.13cm" fo:page-height="14.3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Brandon van Veenhuyzen</meta:initial-creator>
    <meta:creation-date>2020-04-29T16:22:13.358581111</meta:creation-date>
    <dc:date>2020-04-30T11:43:43.190683347</dc:date>
    <dc:creator>Brandon van Veenhuyzen</dc:creator>
    <meta:editing-duration>PT17M34S</meta:editing-duration>
    <meta:editing-cycles>3</meta:editing-cycles>
    <meta:generator>LibreOffice/6.3.5.2$Linux_X86_64 LibreOffice_project/30$Build-2</meta:generator>
    <meta:document-statistic meta:object-count="41"/>
  </office:meta>
</office:document-meta>
</file>